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3" style:family="graphic" style:parent-style-name="standard">
      <style:graphic-properties draw:stroke="none" svg:stroke-color="#000000" draw:fill="none" draw:fill-color="#ffffff" fo:min-height="2.9cm"/>
    </style:style>
    <style:style style:name="P1" style:family="paragraph">
      <style:paragraph-properties fo:text-align="center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1.032cm" svg:y1="0.968cm" svg:x2="1.032cm" svg:y2="20.005cm" svg:d="M1032 968v19037" svg:viewBox="0 0 1 19038">
          <text:p/>
        </draw:connector>
        <draw:connector draw:style-name="gr1" draw:text-style-name="P1" xml:id="id2" draw:id="id2" draw:layer="layout" draw:type="line" svg:x1="1.032cm" svg:y1="0.968cm" svg:x2="28.717cm" svg:y2="0.936cm" draw:start-shape="id1" draw:start-glue-point="2" svg:d="M1032 968l27685-32" svg:viewBox="0 0 27686 33">
          <text:p/>
        </draw:connector>
        <draw:connector draw:style-name="gr1" draw:text-style-name="P1" xml:id="id3" draw:id="id3" draw:layer="layout" draw:type="line" svg:x1="28.717cm" svg:y1="0.936cm" svg:x2="28.717cm" svg:y2="19.94cm" draw:start-shape="id2" draw:start-glue-point="3" svg:d="M28717 936v19004" svg:viewBox="0 0 1 19005">
          <text:p/>
        </draw:connector>
        <draw:connector draw:style-name="gr1" draw:text-style-name="P1" xml:id="id5" draw:id="id5" draw:layer="layout" draw:type="line" svg:x1="28.717cm" svg:y1="19.94cm" svg:x2="28.717cm" svg:y2="19.94cm" draw:start-shape="id3" draw:start-glue-point="3" draw:end-shape="id3" draw:end-glue-point="3" svg:d="M28717 19940z" svg:viewBox="0 0 1 1">
          <text:p/>
        </draw:connector>
        <draw:connector draw:style-name="gr1" draw:text-style-name="P1" draw:layer="layout" draw:type="line" svg:x1="1.032cm" svg:y1="20.005cm" svg:x2="4.001cm" svg:y2="19.973cm" draw:start-shape="id1" draw:start-glue-point="3" svg:d="M1032 20005l2969-32" svg:viewBox="0 0 2970 33">
          <text:p/>
        </draw:connector>
        <draw:connector draw:style-name="gr1" draw:text-style-name="P1" xml:id="id4" draw:id="id4" draw:layer="layout" draw:type="line" svg:x1="6.034cm" svg:y1="20.069cm" svg:x2="16.972cm" svg:y2="20.037cm" svg:d="M6034 20069l10938-32" svg:viewBox="0 0 10939 33">
          <text:p/>
        </draw:connector>
        <draw:connector draw:style-name="gr1" draw:text-style-name="P1" draw:layer="layout" draw:type="line" svg:x1="17.004cm" svg:y1="0.936cm" svg:x2="17.004cm" svg:y2="16.972cm" svg:d="M17004 936v16036" svg:viewBox="0 0 1 16037">
          <text:p/>
        </draw:connector>
        <draw:connector draw:style-name="gr1" draw:text-style-name="P1" draw:layer="layout" draw:type="line" svg:x1="16.972cm" svg:y1="20.037cm" svg:x2="17.004cm" svg:y2="19.037cm" draw:start-shape="id4" draw:start-glue-point="3" svg:d="M16972 20037l32-1000" svg:viewBox="0 0 33 1001">
          <text:p/>
        </draw:connector>
        <draw:connector draw:style-name="gr1" draw:text-style-name="P1" draw:layer="layout" draw:type="line" svg:x1="16.972cm" svg:y1="20.037cm" svg:x2="21.037cm" svg:y2="19.973cm" draw:start-shape="id4" draw:start-glue-point="3" svg:d="M16972 20037l4065-64" svg:viewBox="0 0 4066 65">
          <text:p/>
        </draw:connector>
        <draw:connector draw:style-name="gr1" draw:text-style-name="P1" draw:layer="layout" draw:type="line" svg:x1="28.717cm" svg:y1="19.94cm" svg:x2="24.038cm" svg:y2="20.005cm" draw:start-shape="id5" draw:start-glue-point="0" svg:d="M28717 19940l-4679 65" svg:viewBox="0 0 4680 66">
          <text:p/>
        </draw:connector>
        <draw:connector draw:style-name="gr1" draw:text-style-name="P1" draw:layer="layout" draw:type="line" svg:x1="23.49cm" svg:y1="20.65cm" svg:x2="23.49cm" svg:y2="20.715cm" svg:d="M23490 20650v65" svg:viewBox="0 0 1 66">
          <text:p/>
        </draw:connector>
        <draw:connector draw:style-name="gr1" draw:text-style-name="P1" draw:layer="layout" draw:type="line" svg:x1="21.037cm" svg:y1="20.941cm" svg:x2="21.037cm" svg:y2="17.972cm" svg:d="M21037 20941v-2969" svg:viewBox="0 0 1 2970">
          <text:p/>
        </draw:connector>
        <draw:connector draw:style-name="gr1" draw:text-style-name="P1" draw:layer="layout" draw:type="line" svg:x1="24.07cm" svg:y1="20.941cm" svg:x2="24.006cm" svg:y2="18.037cm" svg:d="M24070 20941l-64-2904" svg:viewBox="0 0 65 2905">
          <text:p/>
        </draw:connector>
        <draw:connector draw:style-name="gr1" draw:text-style-name="P1" draw:layer="layout" draw:type="line" svg:x1="16.036cm" svg:y1="19.005cm" svg:x2="18.037cm" svg:y2="19.005cm" svg:d="M16036 19005h2001" svg:viewBox="0 0 2002 1">
          <text:p/>
        </draw:connector>
        <draw:connector draw:style-name="gr1" draw:text-style-name="P1" draw:layer="layout" draw:type="line" svg:x1="15.972cm" svg:y1="16.972cm" svg:x2="17.972cm" svg:y2="16.972cm" svg:d="M15972 16972h2000" svg:viewBox="0 0 2001 1">
          <text:p/>
        </draw:connector>
        <draw:custom-shape draw:style-name="gr2" draw:text-style-name="P1" draw:layer="layout" svg:width="0.9cm" svg:height="1.3cm" svg:x="1.1cm" svg:y="12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cm" svg:y="12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cm" svg:y="2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.9cm" svg:y="2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6.1cm" svg:y="12cm">
          <text:p text:style-name="P1">6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5.2cm" svg:y="12cm">
          <text:p text:style-name="P1">65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7cm" svg:height="3.15cm" svg:x="19.7cm" svg:y="8.15cm">
          <draw:text-box>
            <text:p text:style-name="P2"><text:span text:style-name="T1">Depósito</text:span></text:p>
          </draw:text-box>
        </draw:frame>
        <draw:frame draw:style-name="gr3" draw:text-style-name="P3" draw:layer="layout" svg:width="8.5cm" svg:height="3.15cm" svg:x="5.6cm" svg:y="8.05cm">
          <draw:text-box>
            <text:p text:style-name="P3"><text:span text:style-name="T2">Pel Su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7-05T10:19:27.763491399</meta:creation-date>
    <dc:date>2016-07-05T10:34:31.738289688</dc:date>
    <dc:creator>SD Canto</dc:creator>
    <meta:editing-duration>P0D</meta:editing-duration>
    <meta:editing-cycles>1</meta:editing-cycles>
    <meta:document-statistic meta:object-count="23"/>
    <meta:generator>LibreOffice/4.2.8.2$Linux_x86 LibreOffice_project/420m0$Build-2</meta:generator>
  </office:meta>
</office:document-meta>
</file>